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M Mono 10" officeooo:rsid="0011d934" officeooo:paragraph-rsid="0011d934"/>
    </style:style>
    <style:style style:name="T1" style:family="text">
      <style:text-properties officeooo:rsid="001326f8"/>
    </style:style>
    <style:style style:name="T2" style:family="text">
      <style:text-properties officeooo:rsid="00138c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1<text:tab/><text:tab/><text:tab/><text:tab/><text:tab/><text:tab/><text:tab/><text:tab/><text:tab/> <text:s/></text:p>
      <text:p text:style-name="P1"></text:p>
      <text:p text:style-name="P1">5th Feb 2019 <text:s text:c="8"/></text:p>
      <text:p text:style-name="P1"></text:p>
      <text:p text:style-name="P1">Aim: To learn and understand the usage of basic linux commands.</text:p>
      <text:p text:style-name="P1"></text:p>
      <text:p text:style-name="P1">----------------------------------------------------------------------------</text:p>
      <text:p text:style-name="P1">----------------------------------------------------------------------------</text:p>
      <text:p text:style-name="P1"></text:p>
      <text:p text:style-name="P1">1. cd - move between folders or directories</text:p>
      <text:p text:style-name="P1"><text:s text:c="8"/>1.1 cd. - changes to current directory</text:p>
      <text:p text:style-name="P1"><text:s text:c="8"/>1.2 cd .. - moves to the parent directory</text:p>
      <text:p text:style-name="P1"><text:s text:c="8"/>1.3 cd ~ - moves to home directory</text:p>
      <text:p text:style-name="P1"><text:s text:c="8"/>1.4 cd / - moves to root folder</text:p>
      <text:p text:style-name="P1"></text:p>
      <text:p text:style-name="P1"><text:s text:c="16"/>Usage: cd &lt;directory&gt;</text:p>
      <text:p text:style-name="P1">____________________________________________________________________________</text:p>
      <text:p text:style-name="P1"></text:p>
      <text:p text:style-name="P1">2. mkdir - make a new directory</text:p>
      <text:p text:style-name="P1"></text:p>
      <text:p text:style-name="P1"><text:s text:c="8"/>Usage: mkdir &lt;directory name&gt;</text:p>
      <text:p text:style-name="P1"></text:p>
      <text:p text:style-name="P1">____________________________________________________________________________</text:p>
      <text:p text:style-name="P1"></text:p>
      <text:p text:style-name="P1">3. cp - used to copy files and directories</text:p>
      <text:p text:style-name="P1"></text:p>
      <text:p text:style-name="P1"><text:s text:c="8"/>Usage: cp &lt;source file&gt; &lt;destination directory&gt;</text:p>
      <text:p text:style-name="P1">____________________________________________________________________________</text:p>
      <text:p text:style-name="P1"></text:p>
      <text:p text:style-name="P1">4. ls - used to list files and directories present in the working directory</text:p>
      <text:p text:style-name="P1"><text:s text:c="8"/>4.1. ls -a - used to list all files and folders including hidden ones</text:p>
      <text:p text:style-name="P1"></text:p>
      <text:p text:style-name="P1"><text:s text:c="8"/>Usage: ls &lt;flags&gt;</text:p>
      <text:p text:style-name="P1">____________________________________________________________________________</text:p>
      <text:p text:style-name="P1"></text:p>
      <text:p text:style-name="P1">5. rm - used to remove files</text:p>
      <text:p text:style-name="P1"><text:s text:c="8"/>5.1. rm -r - used to delete folders</text:p>
      <text:p text:style-name="P1"></text:p>
      <text:p text:style-name="P1"><text:s text:c="8"/>Usage: rm &lt;flags&gt; &lt;file or diretory name&gt;</text:p>
      <text:p text:style-name="P1">____________________________________________________________________________</text:p>
      <text:p text:style-name="P1"></text:p>
      <text:p text:style-name="P1">6. pwd - used to print the current working directory</text:p>
      <text:p text:style-name="P1"></text:p>
      <text:p text:style-name="P1"><text:s text:c="8"/>Usage: pwd</text:p>
      <text:p text:style-name="P1"><text:soft-page-break/>____________________________________________________________________________</text:p>
      <text:p text:style-name="P1"></text:p>
      <text:p text:style-name="P1">7. mv - used to move or rename a file or a folder</text:p>
      <text:p text:style-name="P1"></text:p>
      <text:p text:style-name="P1"><text:s text:c="8"/>Usage: mv &lt;source &gt; &lt;destination&gt;</text:p>
      <text:p text:style-name="P1">____________________________________________________________________________</text:p>
      <text:p text:style-name="P1"></text:p>
      <text:p text:style-name="P1">8. touch - is used to create an empty file</text:p>
      <text:p text:style-name="P1"></text:p>
      <text:p text:style-name="P1"><text:s text:c="8"/>Usage: touch &lt;file name&gt;</text:p>
      <text:p text:style-name="P1">____________________________________________________________________________</text:p>
      <text:p text:style-name="P1"></text:p>
      <text:p text:style-name="P1">9. cat - concatenates the content in a text</text:p>
      <text:p text:style-name="P1"></text:p>
      <text:p text:style-name="P1"><text:s text:c="8"/>Usage: cat &lt;text file name&gt;</text:p>
      <text:p text:style-name="P1">____________________________________________________________________________</text:p>
      <text:p text:style-name="P1"></text:p>
      <text:p text:style-name="P1">10. logout -log out from current user</text:p>
      <text:p text:style-name="P1"></text:p>
      <text:p text:style-name="P1"><text:s text:c="8"/>Usage: logout</text:p>
      <text:p text:style-name="P1">____________________________________________________________________________</text:p>
      <text:p text:style-name="P1"></text:p>
      <text:p text:style-name="P1">11. shutdown - shuts down the computer</text:p>
      <text:p text:style-name="P1"></text:p>
      <text:p text:style-name="P1"><text:s text:c="8"/>Usage: shutdown</text:p>
      <text:p text:style-name="P1">____________________________________________________________________________</text:p>
      <text:p text:style-name="P1"></text:p>
      <text:p text:style-name="P1">12. echo - outputs input text</text:p>
      <text:p text:style-name="P1"></text:p>
      <text:p text:style-name="P1"><text:s text:c="8"/>Usage: echo &lt;text&gt;</text:p>
      <text:p text:style-name="P1">____________________________________________________________________________</text:p>
      <text:p text:style-name="P1"></text:p>
      <text:p text:style-name="P1">13. head -n - "cat's" first n lines to terminal</text:p>
      <text:p text:style-name="P1"></text:p>
      <text:p text:style-name="P1"><text:s text:c="8"/>Usage: head &lt;flags&gt; &lt;text file name&gt;</text:p>
      <text:p text:style-name="P1"></text:p>
      <text:p text:style-name="P1">____________________________________________________________________________</text:p>
      <text:p text:style-name="P1"></text:p>
      <text:p text:style-name="P1">14. tail -n - "cat's"last n lines to terminal</text:p>
      <text:p text:style-name="P1"></text:p>
      <text:p text:style-name="P1"><text:s text:c="8"/>Usage: tail &lt;flags&gt; &lt;text file name&gt;</text:p>
      <text:p text:style-name="P1"></text:p>
      <text:p text:style-name="P1">____________________________________________________________________________</text:p>
      <text:p text:style-name="P1"></text:p>
      <text:p text:style-name="P1">Example Usage:</text:p>
      <text:p text:style-name="P1"><text:soft-page-break/></text:p>
      <text:p text:style-name="P1">&lt;===========================================================================</text:p>
      <text:p text:style-name="P1"/>
      <text:p text:style-name="P1">s1737@linux-server:~$ ls</text:p>
      <text:p text:style-name="P1">dir <text:s/>dir2 <text:s/>newdir <text:s/>report</text:p>
      <text:p text:style-name="P1">s1737@linux-server:~$ rm -r dir dir2</text:p>
      <text:p text:style-name="P1">s1737@linux-server:~$ ls</text:p>
      <text:p text:style-name="P1">newdir <text:s/>report</text:p>
      <text:p text:style-name="P1"></text:p>
      <text:p text:style-name="P1">s1737@linux-server:~$ mkdir dir</text:p>
      <text:p text:style-name="P1"></text:p>
      <text:p text:style-name="P1">s1737@linux-server:~$ cd dir</text:p>
      <text:p text:style-name="P1"></text:p>
      <text:p text:style-name="P1">s1737@linux-server:~/dir$ touch file</text:p>
      <text:p text:style-name="P1"></text:p>
      <text:p text:style-name="P1">s1737@linux-server:~/dir$ cd ..</text:p>
      <text:p text:style-name="P1"></text:p>
      <text:p text:style-name="P1">s1737@linux-server:~$ mkdir dir2</text:p>
      <text:p text:style-name="P1"></text:p>
      <text:p text:style-name="P1">s1737@linux-server:~$ cd dir2</text:p>
      <text:p text:style-name="P1"></text:p>
      <text:p text:style-name="P1">s1737@linux-server:~/dir2$ ls</text:p>
      <text:p text:style-name="P1"></text:p>
      <text:p text:style-name="P1">s1737@linux-server:~/dir2$ pwd</text:p>
      <text:p text:style-name="P1">/home/us/s17/s1737/dir2</text:p>
      <text:p text:style-name="P1"></text:p>
      <text:p text:style-name="P1">s1737@linux-server:~/dir2$ touch file2</text:p>
      <text:p text:style-name="P1"></text:p>
      <text:p text:style-name="P1">s1737@linux-server:~/dir2$ cp ~/dir/file</text:p>
      <text:p text:style-name="P1"></text:p>
      <text:p text:style-name="P1">s1737@linux-server:~/dir2$ mv ~/dir/file <text:s/>./</text:p>
      <text:p text:style-name="P1"></text:p>
      <text:p text:style-name="P1">s1737@linux-server:~/dir2$ ls</text:p>
      <text:p text:style-name="P1">file <text:s/>file2</text:p>
      <text:p text:style-name="P1"></text:p>
      <text:p text:style-name="P1">s1737@linux-server:~/dir2$ man man</text:p>
      <text:p text:style-name="P1"></text:p>
      <text:p text:style-name="P1">s1737@linux-server:~/dir2$ nano file</text:p>
      <text:p text:style-name="P1"></text:p>
      <text:p text:style-name="P1">s1737@linux-server:~/dir2$ cat file</text:p>
      <text:p text:style-name="P1">hello world</text:p>
      <text:p text:style-name="P1"></text:p>
      <text:p text:style-name="P1">s1737@linux-server:~/dir2$ man man | head</text:p>
      <text:p text:style-name="P1">MAN(1) <text:s text:c="19"/>Manual pager utils <text:s text:c="18"/>MAN(1)</text:p>
      <text:p text:style-name="P1"></text:p>
      <text:p text:style-name="P1"><text:soft-page-break/></text:p>
      <text:p text:style-name="P1"></text:p>
      <text:p text:style-name="P1">NAME</text:p>
      <text:p text:style-name="P1"><text:s text:c="7"/>man - an interface to the on-line reference manuals</text:p>
      <text:p text:style-name="P1"></text:p>
      <text:p text:style-name="P1">SYNOPSIS</text:p>
      <text:p text:style-name="P1"><text:s text:c="7"/>man <text:s/>[-C file] [-d] [-D] [--warnings[=warnings]] [-R encoding]</text:p>
      <text:p text:style-name="P1"><text:s text:c="7"/>[-L locale] [-m system[,...]] [-M path] [-S list] <text:s/>[-e <text:s/>exten‐</text:p>
      <text:p text:style-name="P1">s1737@linux-server:~/dir2$ man man | head -n 5</text:p>
      <text:p text:style-name="P1">MAN(1) <text:s text:c="19"/>Manual pager utils <text:s text:c="18"/>MAN(1)</text:p>
      <text:p text:style-name="P1"></text:p>
      <text:p text:style-name="P1"></text:p>
      <text:p text:style-name="P1"></text:p>
      <text:p text:style-name="P1">NAME</text:p>
      <text:p text:style-name="P1">s1737@linux-server:~/dir2$ man man | tail -n 5</text:p>
      <text:p text:style-name="P1">&lt;standard input&gt;:981: warning [p 8, 8.5i, div `3tbd1,0', 0.0i]: cannot adjust line</text:p>
      <text:p text:style-name="P1"><text:s text:c="7"/>son@debian.org&gt; is now developing and maintaining man-db.</text:p>
      <text:p text:style-name="P1"></text:p>
      <text:p text:style-name="P1"></text:p>
      <text:p text:style-name="P1"></text:p>
      <text:p text:style-name="P1">2.6.7.1 <text:s text:c="22"/>2014-04-10 <text:s text:c="22"/>MAN(1)</text:p>
      <text:p text:style-name="P1"></text:p>
      <text:p text:style-name="P1">s1737@linux-server:~/dir2$ pwd</text:p>
      <text:p text:style-name="P1">/home/us/s17/s1737/dir2</text:p>
      <text:p text:style-name="P1"></text:p>
      <text:p text:style-name="P1">===========================================================================&gt;</text:p>
      <text:p text:style-name="P1"></text:p>
      <text:p text:style-name="P1"></text:p>
      <text:p text:style-name="P1"></text:p>
      <text:p text:style-name="P1">1. &gt; - overwrites output of a code to a file</text:p>
      <text:p text:style-name="P1"></text:p>
      <text:p text:style-name="P1">____________________________________________________________________________</text:p>
      <text:p text:style-name="P1"></text:p>
      <text:p text:style-name="P1">2. &gt;&gt; - appends output of a code to a file</text:p>
      <text:p text:style-name="P1"></text:p>
      <text:p text:style-name="P1">____________________________________________________________________________</text:p>
      <text:p text:style-name="P1"></text:p>
      <text:p text:style-name="P1">3. &lt; - inputs the file content to a command</text:p>
      <text:p text:style-name="P1"></text:p>
      <text:p text:style-name="P1">____________________________________________________________________________</text:p>
      <text:p text:style-name="P1"></text:p>
      <text:p text:style-name="P1">4. | - redirects the output of a command to another command</text:p>
      <text:p text:style-name="P1"></text:p>
      <text:p text:style-name="P1">____________________________________________________________________________</text:p>
      <text:p text:style-name="P1"><text:soft-page-break/></text:p>
      <text:p text:style-name="P1">5. &amp; - makes command run in background</text:p>
      <text:p text:style-name="P1"></text:p>
      <text:p text:style-name="P1">____________________________________________________________________________</text:p>
      <text:p text:style-name="P1"></text:p>
      <text:p text:style-name="P1">6. bg - executes previous command in background</text:p>
      <text:p text:style-name="P1"></text:p>
      <text:p text:style-name="P1"><text:tab/><text:span text:style-name="T1">Usage: bg &lt;job&gt;</text:span></text:p>
      <text:p text:style-name="P1">____________________________________________________________________________</text:p>
      <text:p text:style-name="P1"></text:p>
      <text:p text:style-name="P1">7. kill - kills running processes</text:p>
      <text:p text:style-name="P1"></text:p>
      <text:p text:style-name="P1"><text:tab/><text:span text:style-name="T1">Usage: kill &lt;pid&gt;</text:span></text:p>
      <text:p text:style-name="P1">____________________________________________________________________________</text:p>
      <text:p text:style-name="P1"></text:p>
      <text:p text:style-name="P1"></text:p>
      <text:p text:style-name="P1">8. chown,chgrp,chmod - helps to check,modify permissions of a file</text:p>
      <text:p text:style-name="P1"></text:p>
      <text:p text:style-name="P1">____________________________________________________________________________</text:p>
      <text:p text:style-name="P1"></text:p>
      <text:p text:style-name="P1">Example Usage:</text:p>
      <text:p text:style-name="P1"></text:p>
      <text:p text:style-name="P1">&lt;===========================================================================</text:p>
      <text:p text:style-name="P1"></text:p>
      <text:p text:style-name="P1"></text:p>
      <text:p text:style-name="P1">s1737@linux-server:~$ touch file</text:p>
      <text:p text:style-name="P1"></text:p>
      <text:p text:style-name="P1">s1737@linux-server:~$ echo "Hello" &gt; file</text:p>
      <text:p text:style-name="P1"></text:p>
      <text:p text:style-name="P1">s1737@linux-server:~$ cat file</text:p>
      <text:p text:style-name="P1">Hello</text:p>
      <text:p text:style-name="P1"></text:p>
      <text:p text:style-name="P1">s1737@linux-server:~$ echo "World" &gt;&gt; file</text:p>
      <text:p text:style-name="P1"></text:p>
      <text:p text:style-name="P1">s1737@linux-server:~$ cat file</text:p>
      <text:p text:style-name="P1">Hello</text:p>
      <text:p text:style-name="P1">World</text:p>
      <text:p text:style-name="P1"></text:p>
      <text:p text:style-name="P1">s1737@linux-server:~$ echo "man man" &gt; file</text:p>
      <text:p text:style-name="P1"></text:p>
      <text:p text:style-name="P1">s1737@linux-server:~$ cat file</text:p>
      <text:p text:style-name="P1">man man</text:p>
      <text:p text:style-name="P1"></text:p>
      <text:p text:style-name="P1">s1737@linux-server:~$ bash &lt; file</text:p>
      <text:p text:style-name="P1"></text:p>
      <text:p text:style-name="P1"><text:soft-page-break/>s1737@linux-server:~$ bash &lt; file | head</text:p>
      <text:p text:style-name="P1">MAN(1) <text:s text:c="23"/>Manual pager utils <text:s text:c="23"/>MAN(1)</text:p>
      <text:p text:style-name="P1"></text:p>
      <text:p text:style-name="P1"></text:p>
      <text:p text:style-name="P1"></text:p>
      <text:p text:style-name="P1">NAME</text:p>
      <text:p text:style-name="P1"><text:s text:c="7"/>man - an interface to the on-line reference manuals</text:p>
      <text:p text:style-name="P1"></text:p>
      <text:p text:style-name="P1">SYNOPSIS</text:p>
      <text:p text:style-name="P1"><text:s text:c="7"/>man <text:s/>[-C <text:s/>file] <text:s/>[-d] <text:s/>[-D] <text:s/>[--warnings[=warnings]] <text:s/>[-R encoding] [-L</text:p>
      <text:p text:style-name="P1"><text:s text:c="7"/>locale] [-m system[,...]] [-M path] [-S list] <text:s/>[-e <text:s/>extension] <text:s/>[-i|-I]</text:p>
      <text:p text:style-name="P1">s1737@linux-server:~$ nano hello.c</text:p>
      <text:p text:style-name="P1"></text:p>
      <text:p text:style-name="P1">===========================================================================&gt;</text:p>
      <text:p text:style-name="P1"></text:p>
      <text:p text:style-name="P1">1. curl - it is used to transfer to a url from or to a server</text:p>
      <text:p text:style-name="P1"></text:p>
      <text:p text:style-name="P1"><text:s text:c="8"/>Usage: curl &lt;domain name&gt;</text:p>
      <text:p text:style-name="P1">____________________________________________________________________________</text:p>
      <text:p text:style-name="P1"></text:p>
      <text:p text:style-name="P1">2. wget - it is a non interactive network downloader</text:p>
      <text:p text:style-name="P1"></text:p>
      <text:p text:style-name="P1"><text:s text:c="8"/>Usage: wget &lt;domain name&gt;</text:p>
      <text:p text:style-name="P1">____________________________________________________________________________</text:p>
      <text:p text:style-name="P1"/>
      <text:p text:style-name="P1">3. ssh - it is a program for logging into a remote machine and execute commands on remote server.</text:p>
      <text:p text:style-name="P1"></text:p>
      <text:p text:style-name="P1"><text:s text:c="8"/>Usage: ssh &lt;user@domain&gt;</text:p>
      <text:p text:style-name="P1">____________________________________________________________________________</text:p>
      <text:p text:style-name="P1"></text:p>
      <text:p text:style-name="P1">4. ftp - it is a user interface to the Internets File Transfer Protocol</text:p>
      <text:p text:style-name="P1"></text:p>
      <text:p text:style-name="P1"><text:s text:c="8"/>Usage: ftp &lt;IP/host&gt;</text:p>
      <text:p text:style-name="P1">____________________________________________________________________________</text:p>
      <text:p text:style-name="P1"/>
      <text:p text:style-name="P1">5. grep - searches a pattern in a given file</text:p>
      <text:p text:style-name="P1"></text:p>
      <text:p text:style-name="P1"><text:s text:c="8"/>Usage: grep &lt;pattern&gt; &lt;file name&gt;</text:p>
      <text:p text:style-name="P1">____________________________________________________________________________</text:p>
      <text:p text:style-name="P1"></text:p>
      <text:p text:style-name="P1">Example Usage:</text:p>
      <text:p text:style-name="P1"><text:soft-page-break/></text:p>
      <text:p text:style-name="P1">&lt;===========================================================================</text:p>
      <text:p text:style-name="P1"></text:p>
      <text:p text:style-name="P1">guest-uiqhZ2@HP-406-G1-7:~$ wget www.google.com</text:p>
      <text:p text:style-name="P1">--2019-02-08 13:25:26-- <text:s/>http://www.google.com/</text:p>
      <text:p text:style-name="P1">Resolving www.google.com (www.google.com)... 172.217.163.100, 2404:6800:4007:810::2004</text:p>
      <text:p text:style-name="P1">Connecting to www.google.com (www.google.com)|172.217.163.100|:80... connected.</text:p>
      <text:p text:style-name="P1">HTTP request sent, awaiting response... 200 OK</text:p>
      <text:p text:style-name="P1">Length: unspecified [text/html]</text:p>
      <text:p text:style-name="P1">Saving to: ‘index.html.2’</text:p>
      <text:p text:style-name="P1"></text:p>
      <text:p text:style-name="P1"><text:s text:c="4"/>[ &lt;=&gt; <text:s text:c="34"/>] 14,924 <text:s text:c="5"/>--.-K/s <text:s text:c="2"/>in 0.01s</text:p>
      <text:p text:style-name="P1"></text:p>
      <text:p text:style-name="P1">2019-02-08 13:25:26 (1.10 MB/s) - ‘index.html.2’ saved [14924]</text:p>
      <text:p text:style-name="P1"></text:p>
      <text:p text:style-name="P1">guest-uiqhZ2@HP-406-G1-7:~$ ssh s1737@192.168.99.5</text:p>
      <text:p text:style-name="P1">s1737@192.168.99.5's password:</text:p>
      <text:p text:style-name="P1">Welcome to Ubuntu 14.04.1 LTS (GNU/Linux 3.13.0-32-generic x86_64)</text:p>
      <text:p text:style-name="P1"></text:p>
      <text:p text:style-name="P1"><text:s/>* Documentation: <text:s/>https://help.ubuntu.com/</text:p>
      <text:p text:style-name="P1"></text:p>
      <text:p text:style-name="P1"><text:s text:c="2"/>System information as of Fri Feb <text:s/>8 20:25:03 IST 2019</text:p>
      <text:p text:style-name="P1"></text:p>
      <text:p text:style-name="P1"><text:s text:c="2"/>System load: <text:s text:c="3"/>0.0 <text:s text:c="15"/>Processes: <text:s text:c="9"/>166</text:p>
      <text:p text:style-name="P1"><text:s text:c="2"/>Usage of /home: 2.1% of 366.56GB <text:s text:c="2"/>Users logged in: <text:s text:c="3"/>6</text:p>
      <text:p text:style-name="P1"><text:s text:c="2"/>Memory usage: <text:s text:c="2"/>1% <text:s text:c="16"/>IP address for em1: 192.168.99.5</text:p>
      <text:p text:style-name="P1"><text:s text:c="2"/>Swap usage: <text:s text:c="4"/>0%</text:p>
      <text:p text:style-name="P1"></text:p>
      <text:p text:style-name="P1"><text:s text:c="2"/>Graph this data and manage this system at:</text:p>
      <text:p text:style-name="P1"><text:s text:c="4"/>https://landscape.canonical.com/</text:p>
      <text:p text:style-name="P1"></text:p>
      <text:p text:style-name="P1">Last login: Fri Feb <text:s/>8 20:05:41 2019 from 192.168.99.113</text:p>
      <text:p text:style-name="P1"></text:p>
      <text:p text:style-name="P1">s1737@linux-server:~$ nano foobar</text:p>
      <text:p text:style-name="P1"></text:p>
      <text:p text:style-name="P1">s1737@linux-server:~$ cat foobar</text:p>
      <text:p text:style-name="P1">foobar</text:p>
      <text:p text:style-name="P1">fo</text:p>
      <text:p text:style-name="P1">foo</text:p>
      <text:p text:style-name="P1">barfoo</text:p>
      <text:p text:style-name="P1"></text:p>
      <text:p text:style-name="P1">s1737@linux-server:~$ grep "foo" foobar</text:p>
      <text:p text:style-name="P1">foobar</text:p>
      <text:p text:style-name="P1"><text:soft-page-break/>foo</text:p>
      <text:p text:style-name="P1">barfoo</text:p>
      <text:p text:style-name="P1"></text:p>
      <text:p text:style-name="P1">===========================================================================&gt;</text:p>
      <text:p text:style-name="P1"></text:p>
      <text:p text:style-name="P1"></text:p>
      <text:p text:style-name="P1"/>
      <text:p text:style-name="P1">----------------------------------------------------------------------------</text:p>
      <text:p text:style-name="P1"><text:s text:c="36"/>eof</text:p>
      <text:p text:style-name="P1">----------------------------------------------------------------------------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3:47:15.390498238</meta:creation-date>
    <dc:date>2019-02-08T14:07:04.447386741</dc:date>
    <meta:editing-duration>PT10M17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8" meta:paragraph-count="315" meta:word-count="831" meta:character-count="8888" meta:non-whitespace-character-count="7350"/>
  </office:meta>
</office:document-meta>
</file>